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fo:font-weight="normal" officeooo:rsid="00319663" officeooo:paragraph-rsid="0031966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31dc85" officeooo:paragraph-rsid="0031dc8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5f86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80b0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93b8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3aebe8" officeooo:paragraph-rsid="003aebe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4430c1" officeooo:paragraph-rsid="004430c1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weight="normal" officeooo:rsid="0044c7e9" officeooo:paragraph-rsid="0044c7e9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4622a2" officeooo:paragraph-rsid="004622a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463906" officeooo:paragraph-rsid="00463906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463dce" officeooo:paragraph-rsid="00463dce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46b002" officeooo:paragraph-rsid="0046b00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48bd2e" officeooo:paragraph-rsid="0048bd2e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weight="normal" officeooo:rsid="004b0519" officeooo:paragraph-rsid="004b0519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d7a92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fbdb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font-weight="normal" officeooo:rsid="004fbdbf" officeooo:paragraph-rsid="004fbdb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weight="normal" officeooo:rsid="005173ce" officeooo:paragraph-rsid="005173c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5pt" fo:font-weight="normal" officeooo:rsid="00517763" officeooo:paragraph-rsid="00517763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5pt" fo:font-weight="normal" officeooo:rsid="0053f8c8" officeooo:paragraph-rsid="0053f8c8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5pt" fo:font-weight="normal" officeooo:rsid="0056dc7f" officeooo:paragraph-rsid="0056dc7f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5pt" fo:font-weight="normal" officeooo:rsid="0061926d" officeooo:paragraph-rsid="0061926d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5pt" fo:font-weight="normal" officeooo:rsid="00626fcd" officeooo:paragraph-rsid="0061926d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5pt" fo:font-weight="normal" officeooo:rsid="00660637" officeooo:paragraph-rsid="00660637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5pt" fo:font-weight="normal" officeooo:rsid="0067d207" officeooo:paragraph-rsid="00748054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5pt" fo:font-weight="normal" officeooo:rsid="0077213d" officeooo:paragraph-rsid="0077213d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5pt" fo:font-weight="normal" officeooo:rsid="0077f406" officeooo:paragraph-rsid="0077f406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5pt" fo:font-weight="normal" officeooo:rsid="007a320f" officeooo:paragraph-rsid="007a320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5pt" fo:font-weight="normal" officeooo:rsid="007b5524" officeooo:paragraph-rsid="007b5524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5pt" fo:font-weight="normal" officeooo:rsid="007ce572" officeooo:paragraph-rsid="007ce572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5pt" fo:font-weight="normal" officeooo:rsid="007d566d" officeooo:paragraph-rsid="007d566d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5pt" fo:font-weight="normal" officeooo:rsid="007d61aa" officeooo:paragraph-rsid="007d61a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5pt" fo:font-weight="normal" officeooo:rsid="007f2293" officeooo:paragraph-rsid="007f737d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weight="normal" officeooo:rsid="007f2293" officeooo:paragraph-rsid="008093e4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5pt" fo:font-weight="normal" officeooo:rsid="008093e4" officeooo:paragraph-rsid="008093e4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5pt" fo:font-weight="normal" officeooo:rsid="0081b287" officeooo:paragraph-rsid="0081b287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5pt" fo:font-weight="normal" officeooo:rsid="0081b3e7" officeooo:paragraph-rsid="0081b3e7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5pt" fo:font-weight="normal" officeooo:rsid="0083c3e1" officeooo:paragraph-rsid="0083c3e1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5pt" fo:font-weight="normal" officeooo:rsid="008545ce" officeooo:paragraph-rsid="008545ce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5pt" fo:font-weight="normal" officeooo:rsid="009d06a0" officeooo:paragraph-rsid="009d06a0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5pt" fo:font-weight="normal" officeooo:rsid="009f3b55" officeooo:paragraph-rsid="009f3b55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5pt" fo:font-weight="normal" officeooo:rsid="00a1a361" officeooo:paragraph-rsid="00a1a361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5pt" fo:font-weight="normal" officeooo:rsid="00a1e99c" officeooo:paragraph-rsid="00a1e99c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5pt" fo:font-weight="normal" officeooo:rsid="004eb585" officeooo:paragraph-rsid="004fbdbf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5pt" fo:font-weight="normal" officeooo:rsid="004fbdbf" officeooo:paragraph-rsid="004fbdbf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5pt" fo:font-weight="normal" officeooo:rsid="0053f8c8" officeooo:paragraph-rsid="0053f8c8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5pt" fo:font-weight="normal" officeooo:rsid="0059f025" officeooo:paragraph-rsid="0059f025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5pt" fo:font-weight="normal" officeooo:rsid="0061926d" officeooo:paragraph-rsid="0061926d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alibri" fo:font-size="15pt" fo:font-weight="normal" officeooo:rsid="00626fcd" officeooo:paragraph-rsid="00626fcd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Calibri" fo:font-size="15pt" fo:font-weight="normal" officeooo:rsid="00660637" officeooo:paragraph-rsid="00660637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5pt" fo:font-weight="normal" officeooo:rsid="0067d207" officeooo:paragraph-rsid="00748054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alibri" fo:font-size="15pt" fo:font-weight="normal" officeooo:rsid="00748054" officeooo:paragraph-rsid="00748054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end" style:justify-single-word="false"/>
    </style:style>
    <style:style style:name="P60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61" style:family="paragraph" style:parent-style-name="Standard">
      <style:paragraph-properties fo:text-align="justify" style:justify-single-word="false"/>
      <style:text-properties fo:font-size="15pt" fo:font-weight="normal" officeooo:rsid="002b1521" officeooo:paragraph-rsid="002b1521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5pt" fo:font-weight="normal" officeooo:rsid="002c68fc" officeooo:paragraph-rsid="002c68fc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5pt" fo:font-weight="normal" officeooo:rsid="002e4671" officeooo:paragraph-rsid="002e4671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5pt" fo:font-weight="normal" officeooo:rsid="002f2523" officeooo:paragraph-rsid="002f2523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5pt" fo:font-weight="normal" officeooo:rsid="00302213" officeooo:paragraph-rsid="00302213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5pt" fo:font-weight="normal" officeooo:rsid="00a2835c" officeooo:paragraph-rsid="002b1521" style:font-size-asian="15pt" style:font-weight-asian="normal" style:font-size-complex="15pt" style:font-weight-complex="normal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5pt" fo:font-weight="normal" officeooo:rsid="007a320f" officeooo:paragraph-rsid="007a320f" style:font-size-asian="15pt" style:font-weight-asian="normal" style:font-size-complex="15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5pt" fo:font-weight="normal" officeooo:rsid="007b5524" officeooo:paragraph-rsid="007b5524" style:font-size-asian="15pt" style:font-weight-asian="normal" style:font-size-complex="15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Calibri" fo:font-size="15pt" fo:font-weight="normal" officeooo:rsid="007d566d" officeooo:paragraph-rsid="007d566d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Calibri" fo:font-size="15pt" fo:font-weight="normal" officeooo:rsid="007d61aa" officeooo:paragraph-rsid="007d61aa" style:font-size-asian="15pt" style:font-weight-asian="normal" style:font-size-complex="15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Calibri" fo:font-size="15pt" fo:font-weight="normal" officeooo:rsid="007f2293" officeooo:paragraph-rsid="007f2293" style:font-size-asian="15pt" style:font-weight-asian="normal" style:font-size-complex="15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5pt" fo:font-weight="normal" officeooo:rsid="008093e4" officeooo:paragraph-rsid="008093e4" style:font-size-asian="15pt" style:font-weight-asian="normal" style:font-size-complex="15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5pt" fo:font-weight="normal" officeooo:rsid="0081b287" officeooo:paragraph-rsid="0081b287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Calibri" fo:font-size="15pt" fo:font-weight="normal" officeooo:rsid="0081b3e7" officeooo:paragraph-rsid="0081b3e7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5pt" fo:font-weight="normal" officeooo:rsid="0083c3e1" officeooo:paragraph-rsid="0083c3e1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Calibri" fo:font-size="15pt" fo:font-weight="normal" officeooo:rsid="009d06a0" officeooo:paragraph-rsid="009d06a0" style:font-size-asian="15pt" style:font-weight-asian="normal" style:font-size-complex="15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Calibri" fo:font-size="15pt" fo:font-weight="normal" officeooo:rsid="00a1a361" officeooo:paragraph-rsid="00a1a361" style:font-size-asian="15pt" style:font-weight-asian="normal" style:font-size-complex="15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Calibri" fo:font-size="15pt" fo:font-weight="normal" officeooo:rsid="00a1e99c" officeooo:paragraph-rsid="00a1e99c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ad031" style:font-size-asian="15pt" style:font-size-complex="15pt"/>
    </style:style>
    <style:style style:name="T3" style:family="text">
      <style:text-properties fo:font-size="15pt" officeooo:rsid="00a54a2b" style:font-size-asian="15pt" style:font-size-complex="15pt"/>
    </style:style>
    <style:style style:name="T4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fo:font-weight="bold" officeooo:rsid="002ad031" style:font-size-asian="15pt" style:font-weight-asian="bold" style:font-size-complex="15pt" style:font-weight-complex="bold"/>
    </style:style>
    <style:style style:name="T7" style:family="text">
      <style:text-properties fo:color="#ff0000" loext:opacity="100%" fo:font-size="15pt" fo:font-weight="bold" officeooo:rsid="00a54a2b" style:font-size-asian="15pt" style:font-weight-asian="bold" style:font-size-complex="15pt" style:font-weight-complex="bold"/>
    </style:style>
    <style:style style:name="T8" style:family="text">
      <style:text-properties fo:color="#ff0000" loext:opacity="100%" fo:font-size="15pt" style:font-size-asian="15pt" style:font-size-complex="15pt"/>
    </style:style>
    <style:style style:name="T9" style:family="text">
      <style:text-properties officeooo:rsid="002c68fc"/>
    </style:style>
    <style:style style:name="T10" style:family="text">
      <style:text-properties officeooo:rsid="002e4671"/>
    </style:style>
    <style:style style:name="T11" style:family="text">
      <style:text-properties officeooo:rsid="00302213"/>
    </style:style>
    <style:style style:name="T12" style:family="text">
      <style:text-properties officeooo:rsid="0035f864"/>
    </style:style>
    <style:style style:name="T13" style:family="text">
      <style:text-properties officeooo:rsid="00380b0a"/>
    </style:style>
    <style:style style:name="T14" style:family="text">
      <style:text-properties officeooo:rsid="00388114"/>
    </style:style>
    <style:style style:name="T15" style:family="text">
      <style:text-properties officeooo:rsid="00393b81"/>
    </style:style>
    <style:style style:name="T16" style:family="text">
      <style:text-properties style:font-name="Calibri1"/>
    </style:style>
    <style:style style:name="T17" style:family="text">
      <style:text-properties style:font-name="Calibri"/>
    </style:style>
    <style:style style:name="T18" style:family="text">
      <style:text-properties style:font-name="Calibri" officeooo:rsid="003f0ea5"/>
    </style:style>
    <style:style style:name="T19" style:family="text">
      <style:text-properties style:font-name="Calibri" fo:font-weight="bold" style:font-weight-asian="bold" style:font-weight-complex="bold"/>
    </style:style>
    <style:style style:name="T20" style:family="text">
      <style:text-properties style:font-name="Calibri" officeooo:rsid="004e4b46"/>
    </style:style>
    <style:style style:name="T21" style:family="text">
      <style:text-properties style:font-name="Calibri" officeooo:rsid="004fbdbf"/>
    </style:style>
    <style:style style:name="T22" style:family="text">
      <style:text-properties style:font-name="Calibri" officeooo:rsid="005173ce"/>
    </style:style>
    <style:style style:name="T23" style:family="text">
      <style:text-properties style:font-name="Calibri" officeooo:rsid="00517763"/>
    </style:style>
    <style:style style:name="T24" style:family="text">
      <style:text-properties style:font-name="Calibri" officeooo:rsid="0052e1da"/>
    </style:style>
    <style:style style:name="T25" style:family="text">
      <style:text-properties style:font-name="Calibri" officeooo:rsid="0055e668"/>
    </style:style>
    <style:style style:name="T26" style:family="text">
      <style:text-properties style:font-name="Calibri" officeooo:rsid="00748054"/>
    </style:style>
    <style:style style:name="T27" style:family="text">
      <style:text-properties style:font-name="Calibri" officeooo:rsid="007d566d"/>
    </style:style>
    <style:style style:name="T28" style:family="text">
      <style:text-properties style:font-name="Calibri" officeooo:rsid="007f737d"/>
    </style:style>
    <style:style style:name="T29" style:family="text">
      <style:text-properties style:font-name="Calibri" officeooo:rsid="008093e4"/>
    </style:style>
    <style:style style:name="T30" style:family="text">
      <style:text-properties style:font-name="Calibri" officeooo:rsid="00814fe3"/>
    </style:style>
    <style:style style:name="T31" style:family="text">
      <style:text-properties style:font-name="Calibri" officeooo:rsid="00846521"/>
    </style:style>
    <style:style style:name="T32" style:family="text">
      <style:text-properties style:font-name="Calibri" officeooo:rsid="009424b3"/>
    </style:style>
    <style:style style:name="T33" style:family="text">
      <style:text-properties style:font-name="Calibri" officeooo:rsid="00a201ca"/>
    </style:style>
    <style:style style:name="T34" style:family="text">
      <style:text-properties style:font-name="Calibri" officeooo:rsid="00a3febb"/>
    </style:style>
    <style:style style:name="T35" style:family="text">
      <style:text-properties officeooo:rsid="003db7f3"/>
    </style:style>
    <style:style style:name="T36" style:family="text">
      <style:text-properties officeooo:rsid="00463629"/>
    </style:style>
    <style:style style:name="T37" style:family="text">
      <style:text-properties officeooo:rsid="00463906"/>
    </style:style>
    <style:style style:name="T38" style:family="text">
      <style:text-properties officeooo:rsid="0046b002"/>
    </style:style>
    <style:style style:name="T39" style:family="text">
      <style:text-properties officeooo:rsid="0048a139"/>
    </style:style>
    <style:style style:name="T40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 loext:marker-style-name="T1"><text:span text:style-name="T3">01 Dicembre</text:span><text:span text:style-name="T1"> 2023</text:span></text:p>
      <text:p text:style-name="P60" loext:marker-style-name="T1"/>
      <text:p text:style-name="P68" loext:marker-style-name="T4"><text:span text:style-name="T7">7</text:span><text:span text:style-name="T5"> </text:span><text:span text:style-name="T4">Lezione Embedded</text:span></text:p>
      <text:p text:style-name="P69" loext:marker-style-name="T8"/>
      <text:p text:style-name="P67" loext:marker-style-name="T1"><text:span text:style-name="T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64</meta:editing-cycles>
    <meta:creation-date>2023-10-12T07:03:00</meta:creation-date>
    <dc:date>2023-12-01T09:10:03.042000000</dc:date>
    <meta:editing-duration>PT21H57M51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7" meta:character-count="35" meta:non-whitespace-character-count="31"/>
    <meta:user-defined meta:name="AppVersion">16.0000</meta:user-defined>
    <meta:template xlink:type="simple" xlink:actuate="onRequest" xlink:title="Normal.dotm" xlink:href=""/>
  </office:meta>
</office:document-meta>
</file>